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1.279cm"/>
    </style:style>
    <style:style style:name="Tabela1.B" style:family="table-column">
      <style:table-column-properties style:column-width="3.56cm"/>
    </style:style>
    <style:style style:name="Tabela1.C" style:family="table-column">
      <style:table-column-properties style:column-width="4.369cm"/>
    </style:style>
    <style:style style:name="Tabela1.D" style:family="table-column">
      <style:table-column-properties style:column-width="0.753cm"/>
    </style:style>
    <style:style style:name="Tabela1.E" style:family="table-column">
      <style:table-column-properties style:column-width="3.136cm"/>
    </style:style>
    <style:style style:name="Tabela1.F" style:family="table-column">
      <style:table-column-properties style:column-width="3.598cm"/>
    </style:style>
    <style:style style:name="Tabela1.G" style:family="table-column">
      <style:table-column-properties style:column-width="0.9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none" fo:border-top="none" fo:border-bottom="0.05pt solid #000000"/>
    </style:style>
    <style:style style:name="Tabe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0.05pt solid #000000" fo:border-top="none" fo:border-bottom="0.05pt solid #000000"/>
    </style:style>
    <style:style style:name="Zmianionedane" style:family="table">
      <style:table-properties style:width="17.595cm" fo:margin-left="0cm" table:align="left"/>
    </style:style>
    <style:style style:name="Zmianionedane.A" style:family="table-column">
      <style:table-column-properties style:column-width="3.932cm"/>
    </style:style>
    <style:style style:name="Zmianionedane.B" style:family="table-column">
      <style:table-column-properties style:column-width="6.175cm"/>
    </style:style>
    <style:style style:name="Zmianionedane.C" style:family="table-column">
      <style:table-column-properties style:column-width="6.588cm"/>
    </style:style>
    <style:style style:name="Zmianionedane.D" style:family="table-column">
      <style:table-column-properties style:column-width="0.9cm"/>
    </style:style>
    <style:style style:name="Zmianionedane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Zmianionedane.D1" style:family="table-cell">
      <style:table-cell-properties fo:background-color="#808080" fo:padding="0.097cm" fo:border="0.05pt solid #000000">
        <style:background-image/>
      </style:table-cell-properties>
    </style:style>
    <style:style style:name="Zmianionedane.A2" style:family="table-cell">
      <style:table-cell-properties fo:padding="0.097cm" fo:border-left="0.05pt solid #000000" fo:border-right="none" fo:border-top="none" fo:border-bottom="0.05pt solid #000000"/>
    </style:style>
    <style:style style:name="Zmianionedane.B2" style:family="table-cell">
      <style:table-cell-properties fo:padding="0.097cm" fo:border-left="0.05pt solid #000000" fo:border-right="none" fo:border-top="none" fo:border-bottom="0.05pt solid #000000"/>
    </style:style>
    <style:style style:name="Zmianionedane.C2" style:family="table-cell">
      <style:table-cell-properties fo:padding="0.097cm" fo:border-left="0.05pt solid #000000" fo:border-right="none" fo:border-top="none" fo:border-bottom="0.05pt solid #000000"/>
    </style:style>
    <style:style style:name="Zmianionedane.D2" style:family="table-cell">
      <style:table-cell-properties fo:padding="0.097cm" fo:border-left="0.05pt solid #000000" fo:border-right="0.05pt solid #000000" fo:border-top="none" fo:border-bottom="0.05pt solid #000000"/>
    </style:style>
    <style:style style:name="Zmianionedane.A3" style:family="table-cell">
      <style:table-cell-properties fo:padding="0.097cm" fo:border-left="0.05pt solid #000000" fo:border-right="none" fo:border-top="none" fo:border-bottom="0.05pt solid #000000"/>
    </style:style>
    <style:style style:name="Zmianionedane.B3" style:family="table-cell">
      <style:table-cell-properties fo:padding="0.097cm" fo:border-left="0.05pt solid #000000" fo:border-right="none" fo:border-top="none" fo:border-bottom="0.05pt solid #000000"/>
    </style:style>
    <style:style style:name="Zmianionedane.C3" style:family="table-cell">
      <style:table-cell-properties fo:padding="0.097cm" fo:border-left="0.05pt solid #000000" fo:border-right="none" fo:border-top="none" fo:border-bottom="0.05pt solid #000000"/>
    </style:style>
    <style:style style:name="Zmianionedane.D3" style:family="table-cell">
      <style:table-cell-properties fo:padding="0.097cm" fo:border-left="0.05pt solid #000000" fo:border-right="0.05pt solid #000000" fo:border-top="none" fo:border-bottom="0.05pt solid #000000"/>
    </style:style>
    <style:style style:name="Zmianionedane.A4" style:family="table-cell">
      <style:table-cell-properties fo:padding="0.097cm" fo:border-left="0.05pt solid #000000" fo:border-right="none" fo:border-top="none" fo:border-bottom="0.05pt solid #000000"/>
    </style:style>
    <style:style style:name="Zmianionedane.B4" style:family="table-cell">
      <style:table-cell-properties fo:padding="0.097cm" fo:border-left="0.05pt solid #000000" fo:border-right="none" fo:border-top="none" fo:border-bottom="0.05pt solid #000000"/>
    </style:style>
    <style:style style:name="Zmianionedane.C4" style:family="table-cell">
      <style:table-cell-properties fo:padding="0.097cm" fo:border-left="0.05pt solid #000000" fo:border-right="none" fo:border-top="none" fo:border-bottom="0.05pt solid #000000"/>
    </style:style>
    <style:style style:name="Zmianionedane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5b263" officeooo:paragraph-rsid="0005b263"/>
    </style:style>
    <style:style style:name="P2" style:family="paragraph" style:parent-style-name="Text_20_body">
      <style:paragraph-properties fo:text-align="justify" style:justify-single-word="false"/>
      <style:text-properties officeooo:rsid="00090136" officeooo:paragraph-rsid="00090136"/>
    </style:style>
    <style:style style:name="P3" style:family="paragraph" style:parent-style-name="Text_20_body">
      <style:paragraph-properties fo:text-align="justify" style:justify-single-word="false"/>
      <style:text-properties officeooo:rsid="00071e3e" officeooo:paragraph-rsid="00071e3e"/>
    </style:style>
    <style:style style:name="P4" style:family="paragraph" style:parent-style-name="Text_20_body">
      <style:paragraph-properties fo:text-align="justify" style:justify-single-word="false"/>
      <style:text-properties officeooo:rsid="00075f77" officeooo:paragraph-rsid="00075f77"/>
    </style:style>
    <style:style style:name="P5" style:family="paragraph" style:parent-style-name="Text_20_body">
      <style:paragraph-properties fo:text-align="justify" style:justify-single-word="false"/>
      <style:text-properties officeooo:paragraph-rsid="00090136"/>
    </style:style>
    <style:style style:name="P6" style:family="paragraph" style:parent-style-name="Text_20_body">
      <style:paragraph-properties fo:text-align="justify" style:justify-single-word="false"/>
      <style:text-properties officeooo:rsid="0011d834" officeooo:paragraph-rsid="0011d834"/>
    </style:style>
    <style:style style:name="P7" style:family="paragraph" style:parent-style-name="Heading_20_1">
      <style:paragraph-properties fo:text-align="justify" style:justify-single-word="false"/>
      <style:text-properties officeooo:rsid="0005b263" officeooo:paragraph-rsid="0005b263"/>
    </style:style>
    <style:style style:name="P8" style:family="paragraph" style:parent-style-name="Heading_20_3">
      <style:paragraph-properties fo:text-align="justify" style:justify-single-word="false"/>
      <style:text-properties officeooo:rsid="0005b263" officeooo:paragraph-rsid="0005b263"/>
    </style:style>
    <style:style style:name="P9" style:family="paragraph" style:parent-style-name="Heading_20_3">
      <style:paragraph-properties fo:text-align="justify" style:justify-single-word="false"/>
      <style:text-properties officeooo:rsid="00075f77" officeooo:paragraph-rsid="00075f77"/>
    </style:style>
    <style:style style:name="P10" style:family="paragraph" style:parent-style-name="Heading_20_3">
      <style:paragraph-properties fo:text-align="justify" style:justify-single-word="false"/>
      <style:text-properties officeooo:rsid="00090136" officeooo:paragraph-rsid="00090136"/>
    </style:style>
    <style:style style:name="P11" style:family="paragraph" style:parent-style-name="Heading_20_3">
      <style:paragraph-properties fo:text-align="justify" style:justify-single-word="false"/>
      <style:text-properties officeooo:rsid="0010218f" officeooo:paragraph-rsid="0010218f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monospace" fo:font-size="10.5pt" officeooo:rsid="00090136" officeooo:paragraph-rsid="000b1ba6" fo:background-color="#ffffff" style:font-size-asian="10.5pt" style:font-size-complex="10.5pt"/>
    </style:style>
    <style:style style:name="P13" style:family="paragraph" style:parent-style-name="Table_20_Contents">
      <style:paragraph-properties fo:text-align="justify" style:justify-single-word="false"/>
      <style:text-properties fo:color="#000000" style:font-name="monospace" fo:font-size="10.5pt" fo:background-color="#ffffff" style:font-size-asian="10.5pt" style:font-size-complex="10.5pt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monospace" fo:font-size="10.5pt" officeooo:paragraph-rsid="000b1ba6" fo:background-color="#ffffff" style:font-size-asian="10.5pt" style:font-size-complex="10.5pt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monospace" officeooo:rsid="0011d834" officeooo:paragraph-rsid="0011d834" fo:background-color="#ffffff"/>
    </style:style>
    <style:style style:name="P16" style:family="paragraph" style:parent-style-name="Table_20_Contents">
      <style:paragraph-properties fo:text-align="justify" style:justify-single-word="false"/>
      <style:text-properties fo:color="#000000" style:font-name="monospace" officeooo:rsid="001224be" officeooo:paragraph-rsid="001224be" fo:background-color="#ffffff"/>
    </style:style>
    <style:style style:name="P17" style:family="paragraph" style:parent-style-name="Table_20_Contents">
      <style:paragraph-properties fo:text-align="justify" style:justify-single-word="false"/>
      <style:text-properties fo:color="#000000" style:font-name="monospace" fo:background-color="#ffffff"/>
    </style:style>
    <style:style style:name="P18" style:family="paragraph" style:parent-style-name="Table_20_Contents">
      <style:paragraph-properties fo:text-align="justify" style:justify-single-word="false"/>
      <style:text-properties officeooo:rsid="00090136" officeooo:paragraph-rsid="00090136"/>
    </style:style>
    <style:style style:name="P19" style:family="paragraph" style:parent-style-name="Table_20_Contents">
      <style:paragraph-properties fo:text-align="justify" style:justify-single-word="false"/>
      <style:text-properties officeooo:rsid="000b1ba6" officeooo:paragraph-rsid="000b1ba6"/>
    </style:style>
    <style:style style:name="P20" style:family="paragraph" style:parent-style-name="Table_20_Contents">
      <style:paragraph-properties fo:text-align="justify" style:justify-single-word="false"/>
      <style:text-properties officeooo:rsid="000bed6c" officeooo:paragraph-rsid="000bed6c"/>
    </style:style>
    <style:style style:name="P21" style:family="paragraph" style:parent-style-name="Table_20_Contents">
      <style:paragraph-properties fo:text-align="justify" style:justify-single-word="false"/>
      <style:text-properties style:font-name="monospace" fo:font-size="10.5pt" officeooo:rsid="000bed6c" officeooo:paragraph-rsid="000bed6c" style:font-size-asian="10.5pt" style:font-size-complex="10.5pt"/>
    </style:style>
    <style:style style:name="P22" style:family="paragraph" style:parent-style-name="Table_20_Contents">
      <style:paragraph-properties fo:text-align="justify" style:justify-single-word="false"/>
      <style:text-properties style:font-name="monospace" officeooo:rsid="00130ee0" officeooo:paragraph-rsid="00130ee0"/>
    </style:style>
    <style:style style:name="P23" style:family="paragraph" style:parent-style-name="Table_20_Contents">
      <style:paragraph-properties fo:text-align="justify" style:justify-single-word="false"/>
      <style:text-properties style:font-name="monospace" officeooo:rsid="000e780a" officeooo:paragraph-rsid="000e780a"/>
    </style:style>
    <style:style style:name="P24" style:family="paragraph" style:parent-style-name="Table_20_Contents">
      <style:paragraph-properties fo:text-align="justify" style:justify-single-word="false"/>
      <style:text-properties officeooo:rsid="000b9793" officeooo:paragraph-rsid="000b9793"/>
    </style:style>
    <style:style style:name="P25" style:family="paragraph" style:parent-style-name="Table_20_Contents">
      <style:paragraph-properties fo:text-align="justify" style:justify-single-word="false"/>
      <style:text-properties officeooo:rsid="000e780a" officeooo:paragraph-rsid="000e780a"/>
    </style:style>
    <style:style style:name="P26" style:family="paragraph" style:parent-style-name="Table_20_Contents">
      <style:paragraph-properties fo:text-align="justify" style:justify-single-word="false"/>
      <style:text-properties officeooo:rsid="0010218f" officeooo:paragraph-rsid="0010218f"/>
    </style:style>
    <style:style style:name="T1" style:family="text">
      <style:text-properties officeooo:rsid="00075f77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30ee0"/>
    </style:style>
    <style:style style:name="T4" style:family="text">
      <style:text-properties style:text-position="sub 58%" officeooo:rsid="00142f9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30ee0"/>
    </style:style>
    <style:style style:name="T7" style:family="text">
      <style:text-properties style:text-position="0% 100%" officeooo:rsid="00142f97"/>
    </style:style>
    <style:style style:name="T8" style:family="text">
      <style:text-properties officeooo:rsid="000e780a"/>
    </style:style>
    <style:style style:name="T9" style:family="text">
      <style:text-properties officeooo:rsid="0010218f"/>
    </style:style>
    <style:style style:name="T10" style:family="text">
      <style:text-properties officeooo:rsid="00130ee0"/>
    </style:style>
    <style:style style:name="T11" style:family="text">
      <style:text-properties officeooo:rsid="00170666"/>
    </style:style>
    <style:style style:name="T12" style:family="text">
      <style:text-properties officeooo:rsid="0017968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Zadanie 6</text:h>
      <text:h text:style-name="P8" text:outline-level="3">6.1 Opis problemu</text:h>
      <text:p text:style-name="P3">Znaleźć miejsce zerowe funkcji <draw:frame draw:style-name="fr1" draw:name="Obiekt1" text:anchor-type="as-char" svg:y="-0.482cm" svg:width="5.517cm" svg:height="0.7cm" draw:z-index="0"><draw:object xlink:href="./Object 1" xlink:type="simple" xlink:show="embed" xlink:actuate="onLoad"/><draw:image xlink:href="./ObjectReplacements/Object 1" xlink:type="simple" xlink:show="embed" xlink:actuate="onLoad"/></draw:frame>za pomocą metody bisekcji, Newtona i siecznych. Wymagane dokładno<text:span text:style-name="T11">ś</text:span>ci obl<text:span text:style-name="T11">i</text:span>czeń: <draw:frame draw:style-name="fr1" draw:name="Obiekt2" text:anchor-type="as-char" svg:y="-0.482cm" svg:width="3.129cm" svg:height="0.605cm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1">Dobrać odpowiednio przedziały i przybliżenia początkowe.</text:span></text:p>
      <text:p text:style-name="P4">Sprawdzić co się stanie dla pierwszej funkcji przy metodzie Newtona jeśli wybierzemy <draw:frame draw:style-name="fr1" draw:name="Obiekt3" text:anchor-type="as-char" svg:y="-0.452cm" svg:width="1.857cm" svg:height="0.575cm" draw:z-index="2"><draw:object xlink:href="./Object 3" xlink:type="simple" xlink:show="embed" xlink:actuate="onLoad"/><draw:image xlink:href="./ObjectReplacements/Object 3" xlink:type="simple" xlink:show="embed" xlink:actuate="onLoad"/></draw:frame>, a dla drugiej funkcji <draw:frame draw:style-name="fr1" draw:name="Obiekt4" text:anchor-type="as-char" svg:y="-0.452cm" svg:width="1.124cm" svg:height="0.67cm" draw:z-index="3"><draw:object xlink:href="./Object 4" xlink:type="simple" xlink:show="embed" xlink:actuate="onLoad"/><draw:image xlink:href="./ObjectReplacements/Object 4" xlink:type="simple" xlink:show="embed" xlink:actuate="onLoad"/></draw:frame>. Czy można wybrać <draw:frame draw:style-name="fr1" draw:name="Obiekt5" text:anchor-type="as-char" svg:y="-0.452cm" svg:width="1.187cm" svg:height="0.67cm" draw:z-index="4"><draw:object xlink:href="./Object 5" xlink:type="simple" xlink:show="embed" xlink:actuate="onLoad"/><draw:image xlink:href="./ObjectReplacements/Object 5" xlink:type="simple" xlink:show="embed" xlink:actuate="onLoad"/></draw:frame><text:s/>dla f<text:span text:style-name="T2">2</text:span><text:span text:style-name="T5">?</text:span></text:p>
      <text:h text:style-name="P9" text:outline-level="3">6.2 Rozwiązanie</text:h>
      <text:p text:style-name="P2">Na podstawie wykresu funkcji możemy w łatwy sposób wybrać takie przedziały oraz przybliżenia początkowe dla których metody będę zbieżne i będą dawały zadowalające wyniki. Poprawnym rozwiązaniem będzie wywołanie odpowiednich funkcji oraz sprawdzenie czy wyniki spełniają założenia zadania.</text:p>
      <text:h text:style-name="P10" text:outline-level="3">6.3 Wyniki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18">Metoda</text:p>
          </table:table-cell>
          <table:table-cell table:style-name="Tabela1.A1" office:value-type="string">
            <text:p text:style-name="P19">x</text:p>
          </table:table-cell>
          <table:table-cell table:style-name="Tabela1.A1" office:value-type="string">
            <text:p text:style-name="P18">f1(x)</text:p>
          </table:table-cell>
          <table:table-cell table:style-name="Tabela1.A1" office:value-type="string">
            <text:p text:style-name="P20">it</text:p>
          </table:table-cell>
          <table:table-cell table:style-name="Tabela1.A1" office:value-type="string">
            <text:p text:style-name="P19">x</text:p>
          </table:table-cell>
          <table:table-cell table:style-name="Tabela1.A1" office:value-type="string">
            <text:p text:style-name="P18">f2(x)</text:p>
          </table:table-cell>
          <table:table-cell table:style-name="Tabela1.G1" office:value-type="string">
            <text:p text:style-name="P20">it</text:p>
          </table:table-cell>
        </table:table-row>
        <table:table-row>
          <table:table-cell table:style-name="Tabela1.A3" office:value-type="string">
            <text:p text:style-name="P18">bisekcji</text:p>
          </table:table-cell>
          <table:table-cell table:style-name="Tabela1.B2" office:value-type="string">
            <text:p text:style-name="P12">0.9999984741210939</text:p>
          </table:table-cell>
          <table:table-cell table:style-name="Tabela1.C2" office:value-type="string">
            <text:p text:style-name="P13">1.5258800702966369e-6</text:p>
          </table:table-cell>
          <table:table-cell table:style-name="Tabela1.D2" office:value-type="string">
            <text:p text:style-name="P21">16</text:p>
          </table:table-cell>
          <table:table-cell table:style-name="Tabela1.E2" office:value-type="string">
            <text:p text:style-name="P14">-3.8146972655 82706e-6</text:p>
          </table:table-cell>
          <table:table-cell table:style-name="Tabela1.F2" office:value-type="string">
            <text:p text:style-name="P13">-3.81471181752 569e-6</text:p>
          </table:table-cell>
          <table:table-cell table:style-name="Tabela1.G2" office:value-type="string">
            <text:p text:style-name="P21">17</text:p>
          </table:table-cell>
        </table:table-row>
        <table:table-row>
          <table:table-cell table:style-name="Tabela1.A3" office:value-type="string">
            <text:p text:style-name="P18">Newtona</text:p>
          </table:table-cell>
          <table:table-cell table:style-name="Tabela1.B3" office:value-type="string">
            <text:p text:style-name="P12">0.9999999998878352</text:p>
          </table:table-cell>
          <table:table-cell table:style-name="Tabela1.C3" office:value-type="string">
            <text:p text:style-name="P13">1.1216494399945987e-10</text:p>
          </table:table-cell>
          <table:table-cell table:style-name="Tabela1.D3" office:value-type="string">
            <text:p text:style-name="P21">4</text:p>
          </table:table-cell>
          <table:table-cell table:style-name="Tabela1.E3" office:value-type="string">
            <text:p text:style-name="P14">-3.0642493416 461764e-7</text:p>
          </table:table-cell>
          <table:table-cell table:style-name="Tabela1.F3" office:value-type="string">
            <text:p text:style-name="P13">-3.06425028060 87233e-7</text:p>
          </table:table-cell>
          <table:table-cell table:style-name="Tabela1.G3" office:value-type="string">
            <text:p text:style-name="P21">5</text:p>
          </table:table-cell>
        </table:table-row>
        <table:table-row>
          <table:table-cell table:style-name="Tabela1.A4" office:value-type="string">
            <text:p text:style-name="P18">siecznych</text:p>
          </table:table-cell>
          <table:table-cell table:style-name="Tabela1.B4" office:value-type="string">
            <text:p text:style-name="P12">0.9999999624498374</text:p>
          </table:table-cell>
          <table:table-cell table:style-name="Tabela1.C4" office:value-type="string">
            <text:p text:style-name="P13">3.755016342310569e-8</text:p>
          </table:table-cell>
          <table:table-cell table:style-name="Tabela1.D4" office:value-type="string">
            <text:p text:style-name="P21">5</text:p>
          </table:table-cell>
          <table:table-cell table:style-name="Tabela1.E4" office:value-type="string">
            <text:p text:style-name="P14">1.744165849924562e-8</text:p>
          </table:table-cell>
          <table:table-cell table:style-name="Tabela1.F4" office:value-type="string">
            <text:p text:style-name="P13">1.7441658195034172e-8</text:p>
          </table:table-cell>
          <table:table-cell table:style-name="Tabela1.G4" office:value-type="string">
            <text:p text:style-name="P21">18</text:p>
          </table:table-cell>
        </table:table-row>
      </table:table>
      <text:p text:style-name="P5">8993900008368314e</text:p>
      <table:table table:name="Zmianionedane" table:style-name="Zmianionedane">
        <table:table-column table:style-name="Zmianionedane.A"/>
        <table:table-column table:style-name="Zmianionedane.B"/>
        <table:table-column table:style-name="Zmianionedane.C"/>
        <table:table-column table:style-name="Zmianionedane.D"/>
        <table:table-row>
          <table:table-cell table:style-name="Zmianionedane.A1" office:value-type="string">
            <text:p text:style-name="P19">Metoda Newtona <text:span text:style-name="T8">ze zmienionymi danymi</text:span></text:p>
          </table:table-cell>
          <table:table-cell table:style-name="Zmianionedane.A1" office:value-type="string">
            <text:p text:style-name="P19">r</text:p>
          </table:table-cell>
          <table:table-cell table:style-name="Zmianionedane.A1" office:value-type="string">
            <text:p text:style-name="P24">v</text:p>
          </table:table-cell>
          <table:table-cell table:style-name="Zmianionedane.D1" office:value-type="string">
            <text:p text:style-name="P25">it</text:p>
          </table:table-cell>
        </table:table-row>
        <table:table-row>
          <table:table-cell table:style-name="Zmianionedane.A2" office:value-type="string">
            <text:p text:style-name="P25">f1 x = 2.0</text:p>
          </table:table-cell>
          <table:table-cell table:style-name="Zmianionedane.B2" office:value-type="string">
            <text:p text:style-name="P17">0.9999999710783241</text:p>
          </table:table-cell>
          <table:table-cell table:style-name="Zmianionedane.C2" office:value-type="string">
            <text:p text:style-name="P17">2.892167638712806e-8</text:p>
          </table:table-cell>
          <table:table-cell table:style-name="Zmianionedane.D2" office:value-type="string">
            <text:p text:style-name="P22">9</text:p>
          </table:table-cell>
        </table:table-row>
        <table:table-row>
          <table:table-cell table:style-name="Zmianionedane.A3" office:value-type="string">
            <text:p text:style-name="P25"><text:span text:style-name="T9">f</text:span>2 x = 2.0</text:p>
          </table:table-cell>
          <table:table-cell table:style-name="Zmianionedane.B3" office:value-type="string">
            <text:p text:style-name="P17">17.921103648665824</text:p>
          </table:table-cell>
          <table:table-cell table:style-name="Zmianionedane.C3" office:value-type="string">
            <text:p text:style-name="P17">2.953441189651331e-7</text:p>
          </table:table-cell>
          <table:table-cell table:style-name="Zmianionedane.D3" office:value-type="string">
            <text:p text:style-name="P23">7</text:p>
          </table:table-cell>
        </table:table-row>
        <table:table-row>
          <table:table-cell table:style-name="Zmianionedane.A4" office:value-type="string">
            <text:p text:style-name="P26">f1 x = 1.0</text:p>
          </table:table-cell>
          <table:table-cell table:style-name="Zmianionedane.B4" office:value-type="string">
            <text:p text:style-name="P15">1.0</text:p>
          </table:table-cell>
          <table:table-cell table:style-name="Zmianionedane.C4" office:value-type="string">
            <text:p text:style-name="P15">0.0</text:p>
          </table:table-cell>
          <table:table-cell table:style-name="Zmianionedane.D4" office:value-type="string">
            <text:p text:style-name="P16">0</text:p>
          </table:table-cell>
        </table:table-row>
      </table:table>
      <text:h text:style-name="P11" text:outline-level="3"><text:soft-page-break/>6.4 Wnioski</text:h>
      <text:p text:style-name="P6">Pierwiastkiem pierwszej funkcji jest x = 1.0 a drugiej x = 0.0. Są to jedyne pierwiastki tych funkcji. Dla pierwszej tabeli rozwiązania mieszczą się w granicach dokładności obliczeń. Ponownie można zauważyć wyższość metody Newtona nad metodą bisekcji pod względem iloś<text:span text:style-name="T12">c</text:span>i iteracji. <text:span text:style-name="T10">Dla pierwszej funkcji i </text:span><text:span text:style-name="T10"><draw:frame draw:style-name="fr1" draw:name="Obiekt6" text:anchor-type="as-char" svg:y="-0.452cm" svg:width="1.997cm" svg:height="0.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ilość iteracji zwiększyła się co jest naturalną konsekwencją oddalenia punktów przybliżonych od realnego pierwiastka funkcji. Dla funkcji drugiej i x</text:span><text:span text:style-name="T3">0</text:span><text:span text:style-name="T6"> = 2.0 dostajemy odmienne wyniki. Spowodowane jest to kształtem funkcji która zbiega do 0 dla x &gt; 1. </text:span><text:span text:style-name="T7">Wtedy metoda stycznych jest nie zbiega do poprawnego pierwiastka funkcji. Dla naszego x wartość f(x) jest na tyle bliska zera że algorytm uznaje je jako pierwiastek. Dla funkcji f1 i x</text:span><text:span text:style-name="T4">0</text:span><text:span text:style-name="T7"> = <text:s/>1.0 bez wykonywania żadnych iteracji znajdujemy za darmo miejsce zerow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5b263" officeooo:paragraph-rsid="0005b26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2:33:19.704705275</meta:creation-date>
    <dc:date>2017-11-25T13:12:21.128246030</dc:date>
    <meta:editing-duration>PT45M40S</meta:editing-duration>
    <meta:editing-cycles>13</meta:editing-cycles>
    <meta:generator>LibreOffice/5.4.3.2$Linux_X86_64 LibreOffice_project/40m0$Build-2</meta:generator>
    <meta:document-statistic meta:table-count="2" meta:image-count="0" meta:object-count="6" meta:page-count="2" meta:paragraph-count="55" meta:word-count="281" meta:character-count="1960" meta:non-whitespace-character-count="1732"/>
  </office:meta>
</office:document-meta>
</file>

<file path=Object 1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row>
              <mn>1</mn>
              <mo stretchy="false">−</mo>
              <mi>x</mi>
            </mrow>
          </msup>
          <mo stretchy="false">−</mo>
          <mn>1</mn>
        </mrow>
      </mrow>
      <mi>,</mi>
      <mtext>  </mtext>
      <msub>
        <mi>f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italic">xe</mi>
          <mrow>
            <mo stretchy="false">−</mo>
            <mi>x</mi>
          </mrow>
        </msup>
      </mrow>
    </mrow>
    <annotation encoding="StarMath 5.0">f_1( x ) = e^{ 1-x } - 1,"  " f_2( x )=xe^{ -x }</annotation>
  </semantics>
</math>
</file>

<file path=Object 2/content.xml><?xml version="1.0" encoding="utf-8"?>
<math xmlns="http://www.w3.org/1998/Math/MathML" display="block">
  <semantics>
    <mrow>
      <mrow>
        <mi>δ</mi>
        <mo stretchy="false">=</mo>
        <msup>
          <mn>10</mn>
          <mrow>
            <mo stretchy="false">−</mo>
            <mn>5</mn>
          </mrow>
        </msup>
      </mrow>
      <mi>,</mi>
      <mrow>
        <mi>ϵ</mi>
        <mo stretchy="false">=</mo>
        <msup>
          <mn>10</mn>
          <mrow>
            <mo stretchy="false">−</mo>
            <mn>5</mn>
          </mrow>
        </msup>
      </mrow>
    </mrow>
    <annotation encoding="StarMath 5.0">%delta = 10^{ -5 }, %epsilon = 10^{ -5 }</annotation>
  </semantics>
</math>
</file>

<file path=Object 3/content.xml><?xml version="1.0" encoding="utf-8"?>
<math xmlns="http://www.w3.org/1998/Math/MathML" display="block">
  <semantics>
    <mrow>
      <mi>x</mi>
      <mo stretchy="false">∈</mo>
      <mrow>
        <mtext>(</mtext>
        <mn>1,</mn>
        <mi mathvariant="normal">∞</mi>
        <mtext>]</mtext>
      </mrow>
    </mrow>
    <annotation encoding="StarMath 5.0">x in { "("1,  %infinite"]" }</annotation>
  </semantics>
</math>
</file>

<file path=Object 4/content.xml><?xml version="1.0" encoding="utf-8"?>
<math xmlns="http://www.w3.org/1998/Math/MathML" display="block">
  <semantics>
    <mrow>
      <msub>
        <mi>x</mi>
        <mn>0</mn>
      </msub>
      <mo stretchy="false">&gt;</mo>
      <mn>1</mn>
    </mrow>
    <annotation encoding="StarMath 5.0">x_0 &gt; 1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o stretchy="false">=</mo>
      <mn>1</mn>
    </mrow>
    <annotation encoding="StarMath 5.0">x_0 = 1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∈</mo>
        <mtext>(</mtext>
      </mrow>
      <mn>1,</mn>
      <mi mathvariant="normal">∞</mi>
      <mtext>]</mtext>
    </mrow>
    <annotation encoding="StarMath 5.0">x_0 in "(" 1, %infinite "]"</annotation>
  </semantics>
</math>
</file>